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officeooo:rsid="00059157" officeooo:paragraph-rsid="00059157"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bold" officeooo:rsid="00059157" officeooo:paragraph-rsid="00059157"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weight="normal" officeooo:rsid="00059157" officeooo:paragraph-rsid="00059157"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2pt" fo:font-weight="bold" officeooo:rsid="00059157" officeooo:paragraph-rsid="0005915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normal" officeooo:rsid="00059157" officeooo:paragraph-rsid="0005915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05f0fb" officeooo:paragraph-rsid="0005f0fb"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orationsdata</text:p>
      <text:p text:style-name="P4"/>
      <text:p text:style-name="P5">Namn: Alexander Gillberg</text:p>
      <text:p text:style-name="P5">ID: algi1701</text:p>
      <text:p text:style-name="P5">Laboration: Laboration 1</text:p>
      <text:p text:style-name="P6">Datum: 2017-11-09</text:p>
      <text:p text:style-name="P6">Utvecklingsmiljö: Microsoft Visual Studio</text:p>
      <text:p text:style-name="P6"/>
      <text:p text:style-name="P6"/>
      <text:p text:style-name="P1">Filer</text:p>
      <text:p text:style-name="P5"/>
      <text:p text:style-name="P5">Uppgift1.cpp</text:p>
      <text:p text:style-name="P5">Uppgift2.cpp</text:p>
      <text:p text:style-name="P5"/>
      <text:p text:style-name="P2">Slutsatser och kommentarer</text:p>
      <text:p text:style-name="P3"/>
      <text:p text:style-name="P5">Känns kul att äntligen få börja jobba praktiskt och göra sånt man tycker är roligt! Jag har goda kunskaper inom programmering sedan tidigare så genomförandet av denna laboration skedde felfritt! (förhoppningsvis).</text:p>
      <text:p text:style-name="P5"/>
      <text:p text:style-name="P5">Fick dock lära mig lite hur man kan formatera utmatning i konsolen på olika sätt med hjälp utav funktionerna i ioman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7:22:30.483000000</meta:creation-date>
    <dc:date>2017-11-09T15:12:32.208000000</dc:date>
    <meta:editing-duration>PT11M2S</meta:editing-duration>
    <meta:editing-cycles>3</meta:editing-cycles>
    <meta:generator>LibreOffice/5.4.2.2$Windows_x86 LibreOffice_project/22b09f6418e8c2d508a9eaf86b2399209b0990f4</meta:generator>
    <meta:document-statistic meta:table-count="0" meta:image-count="0" meta:object-count="0" meta:page-count="1" meta:paragraph-count="12" meta:word-count="73" meta:character-count="520" meta:non-whitespace-character-count="459"/>
  </office:meta>
</office:document-meta>
</file>